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030239793C81EC29500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language="en" fo:country="US" fo:font-weight="bold" officeooo:rsid="000a29af" officeooo:paragraph-rsid="000a29a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fo:language="en" fo:country="US" fo:font-weight="bold" officeooo:rsid="000a29af" officeooo:paragraph-rsid="000a29a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language="en" fo:country="US" fo:font-weight="bold" officeooo:rsid="000a29af" officeooo:paragraph-rsid="000a29a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language="en" fo:country="US" fo:font-weight="bold" officeooo:rsid="000e6dad" officeooo:paragraph-rsid="000e6da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language="en" fo:country="US" fo:font-weight="bold" officeooo:rsid="001eb174" officeooo:paragraph-rsid="001eb17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language="en" fo:country="US" fo:font-weight="bold" officeooo:rsid="0052dfec" officeooo:paragraph-rsid="0052dfe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language="en" fo:country="US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0a29af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20a307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28a53b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9ada36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d8571a"/>
    </style:style>
    <style:style style:name="P15" style:family="paragraph" style:parent-style-name="Standard">
      <style:paragraph-properties fo:text-align="justify" style:justify-single-word="false"/>
      <style:text-properties style:font-name="Arial" fo:language="en" fo:country="US" officeooo:paragraph-rsid="00463973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paragraph-rsid="00941c60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1eb174" officeooo:paragraph-rsid="001eb174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20a307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31b5f7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96bb70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97b760" officeooo:paragraph-rsid="0097b760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09ada36" officeooo:paragraph-rsid="009ada36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0383f57" officeooo:paragraph-rsid="00d8571a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0383f57" officeooo:paragraph-rsid="00941c60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26c60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941c60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63973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91361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officeooo:rsid="004f77db" officeooo:paragraph-rsid="00426c60" style:font-style-asian="italic" style:font-style-complex="italic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officeooo:rsid="004f77db" officeooo:paragraph-rsid="00463973" style:font-style-asian="italic" style:font-style-complex="italic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style:text-underline-style="none" officeooo:rsid="00510ff7" officeooo:paragraph-rsid="00491361" style:font-style-asian="italic" style:font-style-complex="italic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9030f" officeooo:paragraph-rsid="00491361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style:text-underline-style="none" officeooo:rsid="004abe5f" officeooo:paragraph-rsid="004abe5f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1213735" officeooo:paragraph-rsid="01213735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a29af" officeooo:paragraph-rsid="000a29a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cac7e" officeooo:paragraph-rsid="000a29a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e6dad" officeooo:paragraph-rsid="000e6da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00e6da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00ff21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19eb85" officeooo:paragraph-rsid="0019eb8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0a307" officeooo:paragraph-rsid="001eb1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4ea8e" officeooo:paragraph-rsid="0020a30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68e73" officeooo:paragraph-rsid="0020a30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0de1" officeooo:paragraph-rsid="0020a30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a53b" officeooo:paragraph-rsid="0096bb7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a53b" officeooo:paragraph-rsid="0028a53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caddf" officeooo:paragraph-rsid="0028a53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58268" officeooo:paragraph-rsid="0028a53b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65a70" officeooo:paragraph-rsid="0028a53b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9ada3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d8571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28a53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9cbed" officeooo:paragraph-rsid="00d8571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9cbed" officeooo:paragraph-rsid="0039cbe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426c60" officeooo:paragraph-rsid="0039cbed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52dfec" officeooo:paragraph-rsid="0052dfe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f8915d" officeooo:paragraph-rsid="00f8915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ef2d10" officeooo:paragraph-rsid="00ef2d1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11c33c4" officeooo:paragraph-rsid="011c33c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54b77b" officeooo:paragraph-rsid="00b66949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a29af" officeooo:paragraph-rsid="000a29af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e6dad" officeooo:paragraph-rsid="000e6da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ff211" officeooo:paragraph-rsid="000ff21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19eb85" officeooo:paragraph-rsid="0019eb85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28a53b" officeooo:paragraph-rsid="0028a53b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383f57" officeooo:paragraph-rsid="00383f57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7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language="en" fo:country="US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fo:language="en" fo:country="US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7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language="en" fo:country="US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7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7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80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3bc592" officeooo:paragraph-rsid="003bc592"/>
    </style:style>
    <style:style style:name="P81" style:family="paragraph" style:parent-style-name="Table_20_Contents">
      <style:paragraph-properties fo:text-align="justify" style:justify-single-word="false"/>
      <style:text-properties style:font-name="Arial" fo:language="en" fo:country="US" officeooo:rsid="003bc592" officeooo:paragraph-rsid="003bc592"/>
    </style:style>
    <style:style style:name="P82" style:family="paragraph" style:parent-style-name="Table_20_Contents">
      <style:paragraph-properties fo:text-align="justify" style:justify-single-word="false"/>
      <style:text-properties style:font-name="Arial" fo:language="en" fo:country="US" officeooo:rsid="003db952" officeooo:paragraph-rsid="003db952"/>
    </style:style>
    <style:style style:name="P83" style:family="paragraph" style:parent-style-name="Table_20_Contents">
      <style:paragraph-properties fo:text-align="justify" style:justify-single-word="false"/>
      <style:text-properties style:font-name="Arial" fo:language="en" fo:country="US" officeooo:paragraph-rsid="003db952"/>
    </style:style>
    <style:style style:name="P84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paragraph-rsid="00426c60"/>
    </style:style>
    <style:style style:name="P85" style:family="paragraph" style:parent-style-name="Table_20_Contents">
      <style:paragraph-properties fo:text-align="justify" style:justify-single-word="false"/>
      <style:text-properties style:font-name="Arial" fo:language="en" fo:country="US" officeooo:rsid="0043a162" officeooo:paragraph-rsid="0043a162"/>
    </style:style>
    <style:style style:name="P86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63973" officeooo:paragraph-rsid="00463973"/>
    </style:style>
    <style:style style:name="P87" style:family="paragraph" style:parent-style-name="Table_20_Contents">
      <style:paragraph-properties fo:text-align="justify" style:justify-single-word="false"/>
      <style:text-properties style:font-name="Arial" fo:language="en" fo:country="US" officeooo:rsid="00463973" officeooo:paragraph-rsid="00463973"/>
    </style:style>
    <style:style style:name="P88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63973" officeooo:paragraph-rsid="00491361"/>
    </style:style>
    <style:style style:name="P89" style:family="paragraph" style:parent-style-name="Table_20_Contents">
      <style:paragraph-properties fo:text-align="justify" style:justify-single-word="false"/>
      <style:text-properties style:font-name="Arial" fo:language="en" fo:country="US" officeooo:rsid="00463973" officeooo:paragraph-rsid="00491361"/>
    </style:style>
    <style:style style:name="P90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abe5f" officeooo:paragraph-rsid="004abe5f"/>
    </style:style>
    <style:style style:name="P91" style:family="paragraph" style:parent-style-name="Table_20_Contents">
      <style:paragraph-properties fo:text-align="justify" style:justify-single-word="false"/>
      <style:text-properties style:font-name="Arial" fo:language="en" fo:country="US" officeooo:rsid="004abe5f" officeooo:paragraph-rsid="004abe5f"/>
    </style:style>
    <style:style style:name="P92" style:family="paragraph" style:parent-style-name="Table_20_Contents">
      <style:paragraph-properties fo:text-align="justify" style:justify-single-word="false"/>
      <style:text-properties style:font-name="Arial" fo:language="en" fo:country="US" officeooo:rsid="004b04e5" officeooo:paragraph-rsid="004b04e5"/>
    </style:style>
    <style:style style:name="P93" style:family="paragraph" style:parent-style-name="Table_20_Contents">
      <style:paragraph-properties fo:text-align="justify" style:justify-single-word="false"/>
      <style:text-properties style:font-name="Arial" fo:language="en" fo:country="US" officeooo:rsid="004b04e5" officeooo:paragraph-rsid="00f2d87f"/>
    </style:style>
    <style:style style:name="P94" style:family="paragraph" style:parent-style-name="Table_20_Contents">
      <style:paragraph-properties fo:text-align="justify" style:justify-single-word="false"/>
      <style:text-properties style:font-name="Arial" fo:language="en" fo:country="US" officeooo:rsid="00f2d87f" officeooo:paragraph-rsid="00f2d87f"/>
    </style:style>
    <style:style style:name="P95" style:family="paragraph" style:parent-style-name="Table_20_Contents">
      <style:paragraph-properties fo:text-align="justify" style:justify-single-word="false"/>
      <style:text-properties fo:language="en" fo:country="US" officeooo:paragraph-rsid="00463973"/>
    </style:style>
    <style:style style:name="P96" style:family="paragraph" style:parent-style-name="Table_20_Contents">
      <style:paragraph-properties fo:text-align="justify" style:justify-single-word="false"/>
      <style:text-properties fo:language="en" fo:country="US" officeooo:paragraph-rsid="00491361"/>
    </style:style>
    <style:style style:name="P97" style:family="paragraph" style:parent-style-name="Table_20_Contents">
      <style:paragraph-properties fo:text-align="justify" style:justify-single-word="false"/>
      <style:text-properties fo:language="en" fo:country="US" officeooo:paragraph-rsid="004b04e5"/>
    </style:style>
    <style:style style:name="P98" style:family="paragraph">
      <style:paragraph-properties fo:text-align="end"/>
    </style:style>
    <style:style style:name="P99" style:family="paragraph">
      <loext:graphic-properties draw:fill="none" draw:fill-color="#ffffff"/>
      <style:paragraph-properties style:writing-mode="lr-tb"/>
      <style:text-properties style:font-name="arial"/>
    </style:style>
    <style:style style:name="P100" style:family="paragraph">
      <style:paragraph-properties fo:text-align="center"/>
    </style:style>
    <style:style style:name="P101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2" style:family="paragraph">
      <style:paragraph-properties fo:text-align="center"/>
      <style:text-properties fo:font-size="12pt"/>
    </style:style>
    <style:style style:name="P103" style:family="paragraph">
      <loext:graphic-properties draw:fill="none" draw:fill-color="#ffffff"/>
      <style:paragraph-properties fo:text-align="end" style:writing-mode="lr-tb"/>
      <style:text-properties style:font-name="arial"/>
    </style:style>
    <style:style style:name="P104" style:family="paragraph">
      <loext:graphic-properties draw:fill="none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106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07" style:family="paragraph">
      <loext:graphic-properties draw:fill-color="#000000"/>
      <style:paragraph-properties fo:text-align="center"/>
    </style:style>
    <style:style style:name="T1" style:family="text">
      <style:text-properties officeooo:rsid="01149196"/>
    </style:style>
    <style:style style:name="T2" style:family="text">
      <style:text-properties officeooo:rsid="00c0e85b"/>
    </style:style>
    <style:style style:name="T3" style:family="text">
      <style:text-properties officeooo:rsid="000bf6b7"/>
    </style:style>
    <style:style style:name="T4" style:family="text">
      <style:text-properties officeooo:rsid="000cac7e"/>
    </style:style>
    <style:style style:name="T5" style:family="text">
      <style:text-properties style:font-name="Arial" officeooo:rsid="00463973"/>
    </style:style>
    <style:style style:name="T6" style:family="text">
      <style:text-properties style:font-name="Arial" officeooo:rsid="0049030f"/>
    </style:style>
    <style:style style:name="T7" style:family="text">
      <style:text-properties style:font-name="Arial" officeooo:rsid="004b04e5"/>
    </style:style>
    <style:style style:name="T8" style:family="text">
      <style:text-properties style:font-name="Arial" officeooo:rsid="004b146d"/>
    </style:style>
    <style:style style:name="T9" style:family="text">
      <style:text-properties style:font-name="Arial" officeooo:rsid="00f2d87f"/>
    </style:style>
    <style:style style:name="T10" style:family="text">
      <style:text-properties style:font-name="Arial" fo:font-weight="bold" officeooo:rsid="004b04e5" style:font-weight-asian="bold" style:font-weight-complex="bold"/>
    </style:style>
    <style:style style:name="T11" style:family="text">
      <style:text-properties officeooo:rsid="000ff211"/>
    </style:style>
    <style:style style:name="T12" style:family="text">
      <style:text-properties officeooo:rsid="00182131"/>
    </style:style>
    <style:style style:name="T13" style:family="text">
      <style:text-properties officeooo:rsid="00280de1"/>
    </style:style>
    <style:style style:name="T14" style:family="text">
      <style:text-properties officeooo:rsid="00383d81"/>
    </style:style>
    <style:style style:name="T15" style:family="text">
      <style:text-properties officeooo:rsid="003db952"/>
    </style:style>
    <style:style style:name="T16" style:family="text">
      <style:text-properties officeooo:rsid="003e96b8"/>
    </style:style>
    <style:style style:name="T17" style:family="text">
      <style:text-properties officeooo:rsid="003fb294"/>
    </style:style>
    <style:style style:name="T18" style:family="text">
      <style:text-properties officeooo:rsid="0040609d"/>
    </style:style>
    <style:style style:name="T19" style:family="text">
      <style:text-properties officeooo:rsid="00426c60"/>
    </style:style>
    <style:style style:name="T20" style:family="text">
      <style:text-properties officeooo:rsid="0043a162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9c2de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caddf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a7ab5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1b5f7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65a70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321a3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b9adb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2d8212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50bc8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7c0f31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7dc12d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7fc2a9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8214a1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86631e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89085a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8918ae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8ace0b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8c7d45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8e4a9b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9a7e4f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9e843d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a8cf11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a93062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a98d16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a9af3e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aa1d3d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aa6351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ab1451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ac9a64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b0600e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bb6b9b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c37a51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ca0e2b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7cc05b" style:font-size-asian="10.5pt" style:font-weight-asian="normal" style:font-size-complex="12pt" style:font-weight-complex="normal"/>
    </style:style>
    <style:style style:name="T68" style:family="text">
      <style:text-properties fo:font-size="12pt" fo:font-weight="normal" officeooo:rsid="00c3fbf0" style:font-size-asian="10.5pt" style:font-weight-asian="normal" style:font-size-complex="12pt" style:font-weight-complex="normal"/>
    </style:style>
    <style:style style:name="T69" style:family="text">
      <style:text-properties fo:font-size="12pt" fo:font-weight="normal" officeooo:rsid="00a8742c" style:font-size-asian="10.5pt" style:font-weight-asian="normal" style:font-size-complex="12pt" style:font-weight-complex="normal"/>
    </style:style>
    <style:style style:name="T70" style:family="text">
      <style:text-properties fo:font-size="12pt" fo:font-weight="normal" officeooo:rsid="00d127e9" style:font-size-asian="10.5pt" style:font-weight-asian="normal" style:font-size-complex="12pt" style:font-weight-complex="normal"/>
    </style:style>
    <style:style style:name="T71" style:family="text">
      <style:text-properties fo:font-size="12pt" fo:font-weight="normal" officeooo:rsid="00d1fca3" style:font-size-asian="10.5pt" style:font-weight-asian="normal" style:font-size-complex="12pt" style:font-weight-complex="normal"/>
    </style:style>
    <style:style style:name="T72" style:family="text">
      <style:text-properties fo:font-size="12pt" fo:font-weight="normal" officeooo:rsid="00d31b20" style:font-size-asian="10.5pt" style:font-weight-asian="normal" style:font-size-complex="12pt" style:font-weight-complex="normal"/>
    </style:style>
    <style:style style:name="T73" style:family="text">
      <style:text-properties fo:font-size="12pt" fo:font-weight="normal" officeooo:rsid="00d3bf15" style:font-size-asian="10.5pt" style:font-weight-asian="normal" style:font-size-complex="12pt" style:font-weight-complex="normal"/>
    </style:style>
    <style:style style:name="T74" style:family="text">
      <style:text-properties fo:font-size="12pt" fo:font-weight="normal" officeooo:rsid="00d8571a" style:font-size-asian="10.5pt" style:font-weight-asian="normal" style:font-size-complex="12pt" style:font-weight-complex="normal"/>
    </style:style>
    <style:style style:name="T75" style:family="text">
      <style:text-properties fo:font-size="12pt" fo:font-weight="normal" officeooo:rsid="00d8ff51" style:font-size-asian="10.5pt" style:font-weight-asian="normal" style:font-size-complex="12pt" style:font-weight-complex="normal"/>
    </style:style>
    <style:style style:name="T76" style:family="text">
      <style:text-properties fo:font-size="12pt" fo:font-weight="normal" officeooo:rsid="00e128b5" style:font-size-asian="10.5pt" style:font-weight-asian="normal" style:font-size-complex="12pt" style:font-weight-complex="normal"/>
    </style:style>
    <style:style style:name="T77" style:family="text">
      <style:text-properties fo:font-size="12pt" fo:font-weight="normal" officeooo:rsid="00e1f6f8" style:font-size-asian="10.5pt" style:font-weight-asian="normal" style:font-size-complex="12pt" style:font-weight-complex="normal"/>
    </style:style>
    <style:style style:name="T78" style:family="text">
      <style:text-properties fo:font-size="12pt" fo:font-weight="normal" officeooo:rsid="00e200d2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e497fe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ed5829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fb57a4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officeooo:rsid="01064ac6" style:font-size-asian="10.5pt" style:font-weight-asian="normal" style:font-size-complex="12pt" style:font-weight-complex="normal"/>
    </style:style>
    <style:style style:name="T83" style:family="text">
      <style:text-properties fo:font-size="12pt" fo:font-weight="normal" officeooo:rsid="0109f09c" style:font-size-asian="10.5pt" style:font-weight-asian="normal" style:font-size-complex="12pt" style:font-weight-complex="normal"/>
    </style:style>
    <style:style style:name="T84" style:family="text">
      <style:text-properties fo:font-size="12pt" fo:font-weight="normal" officeooo:rsid="01157676" style:font-size-asian="10.5pt" style:font-weight-asian="normal" style:font-size-complex="12pt" style:font-weight-complex="normal"/>
    </style:style>
    <style:style style:name="T85" style:family="text">
      <style:text-properties fo:font-size="12pt" fo:font-weight="normal" officeooo:rsid="0116430c" style:font-size-asian="10.5pt" style:font-weight-asian="normal" style:font-size-complex="12pt" style:font-weight-complex="normal"/>
    </style:style>
    <style:style style:name="T86" style:family="text">
      <style:text-properties fo:font-size="12pt" fo:font-weight="normal" officeooo:rsid="0117d680" style:font-size-asian="10.5pt" style:font-weight-asian="normal" style:font-size-complex="12pt" style:font-weight-complex="normal"/>
    </style:style>
    <style:style style:name="T87" style:family="text">
      <style:text-properties fo:font-size="12pt" fo:font-weight="normal" officeooo:rsid="011a5de3" style:font-size-asian="10.5pt" style:font-weight-asian="normal" style:font-size-complex="12pt" style:font-weight-complex="normal"/>
    </style:style>
    <style:style style:name="T88" style:family="text">
      <style:text-properties fo:font-size="12pt" fo:font-weight="normal" officeooo:rsid="01229f71" style:font-size-asian="10.5pt" style:font-weight-asian="normal" style:font-size-complex="12pt" style:font-weight-complex="normal"/>
    </style:style>
    <style:style style:name="T89" style:family="text">
      <style:text-properties fo:font-size="12pt" style:font-size-asian="10.5pt" style:font-size-complex="12pt"/>
    </style:style>
    <style:style style:name="T90" style:family="text">
      <style:text-properties fo:font-size="12pt" officeooo:rsid="002caddf" style:font-size-asian="10.5pt" style:font-size-complex="12pt"/>
    </style:style>
    <style:style style:name="T91" style:family="text">
      <style:text-properties fo:font-size="12pt" officeooo:rsid="0086e8a1" style:font-size-asian="10.5pt" style:font-size-complex="12pt"/>
    </style:style>
    <style:style style:name="T92" style:family="text">
      <style:text-properties fo:font-size="12pt" officeooo:rsid="007cc05b" style:font-size-asian="10.5pt" style:font-size-complex="12pt"/>
    </style:style>
    <style:style style:name="T93" style:family="text">
      <style:text-properties fo:font-size="12pt" fo:font-weight="bold" officeooo:rsid="002caddf" style:font-size-asian="10.5pt" style:font-weight-asian="bold" style:font-size-complex="12pt" style:font-weight-complex="bold"/>
    </style:style>
    <style:style style:name="T94" style:family="text">
      <style:text-properties fo:font-size="12pt" fo:font-weight="bold" officeooo:rsid="00311343" style:font-size-asian="10.5pt" style:font-weight-asian="bold" style:font-size-complex="12pt" style:font-weight-complex="bold"/>
    </style:style>
    <style:style style:name="T95" style:family="text">
      <style:text-properties fo:font-size="12pt" fo:font-weight="bold" officeooo:rsid="008214a1" style:font-size-asian="10.5pt" style:font-weight-asian="bold" style:font-size-complex="12pt" style:font-weight-complex="bold"/>
    </style:style>
    <style:style style:name="T96" style:family="text">
      <style:text-properties fo:font-size="12pt" fo:font-weight="bold" officeooo:rsid="00350bc8" style:font-size-asian="10.5pt" style:font-weight-asian="bold" style:font-size-complex="12pt" style:font-weight-complex="bold"/>
    </style:style>
    <style:style style:name="T97" style:family="text">
      <style:text-properties fo:font-size="12pt" fo:font-weight="bold" officeooo:rsid="00358268" style:font-size-asian="10.5pt" style:font-weight-asian="bold" style:font-size-complex="12pt" style:font-weight-complex="bold"/>
    </style:style>
    <style:style style:name="T98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99" style:family="text">
      <style:text-properties fo:font-size="12pt" fo:font-style="italic" fo:font-weight="bold" officeooo:rsid="0109f09c" style:font-size-asian="10.5pt" style:font-style-asian="italic" style:font-weight-asian="bold" style:font-size-complex="12pt" style:font-style-complex="italic" style:font-weight-complex="bold"/>
    </style:style>
    <style:style style:name="T100" style:family="text">
      <style:text-properties officeooo:rsid="00463973"/>
    </style:style>
    <style:style style:name="T101" style:family="text">
      <style:text-properties officeooo:rsid="00471ed3"/>
    </style:style>
    <style:style style:name="T102" style:family="text">
      <style:text-properties style:text-underline-style="none"/>
    </style:style>
    <style:style style:name="T103" style:family="text">
      <style:text-properties style:text-underline-style="none" officeooo:rsid="004abe5f"/>
    </style:style>
    <style:style style:name="T104" style:family="text">
      <style:text-properties style:text-underline-style="none" officeooo:rsid="0054a67d"/>
    </style:style>
    <style:style style:name="T105" style:family="text">
      <style:text-properties style:text-underline-style="none" fo:font-weight="bold" style:font-weight-asian="bold" style:font-weight-complex="bold"/>
    </style:style>
    <style:style style:name="T106" style:family="text">
      <style:text-properties style:text-underline-style="none" fo:font-weight="bold" officeooo:rsid="0054a67d" style:font-weight-asian="bold" style:font-weight-complex="bold"/>
    </style:style>
    <style:style style:name="T107" style:family="text">
      <style:text-properties style:text-underline-style="none" fo:font-weight="bold" officeooo:rsid="00f0bbe6" style:font-weight-asian="bold" style:font-weight-complex="bold"/>
    </style:style>
    <style:style style:name="T108" style:family="text">
      <style:text-properties style:text-underline-style="none" fo:font-weight="bold" officeooo:rsid="00ef2d10" style:font-weight-asian="bold" style:font-weight-complex="bold"/>
    </style:style>
    <style:style style:name="T109" style:family="text">
      <style:text-properties style:text-underline-style="none" officeooo:rsid="0054b1d7"/>
    </style:style>
    <style:style style:name="T110" style:family="text">
      <style:text-properties style:text-underline-style="none" officeooo:rsid="0054b77b"/>
    </style:style>
    <style:style style:name="T111" style:family="text">
      <style:text-properties style:text-underline-style="none" officeooo:rsid="00b735d7"/>
    </style:style>
    <style:style style:name="T112" style:family="text">
      <style:text-properties style:text-underline-style="none" officeooo:rsid="00dc3865"/>
    </style:style>
    <style:style style:name="T113" style:family="text">
      <style:text-properties style:text-underline-style="none" officeooo:rsid="00ef2d10"/>
    </style:style>
    <style:style style:name="T114" style:family="text">
      <style:text-properties officeooo:rsid="004b146d"/>
    </style:style>
    <style:style style:name="T115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116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117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118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119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120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121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122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123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f2d87f" style:font-weight-asian="bold" style:font-weight-complex="bold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05fcd96" style:font-style-asian="italic" style:font-style-complex="italic"/>
    </style:style>
    <style:style style:name="T128" style:family="text">
      <style:text-properties fo:font-style="italic" officeooo:rsid="00184664" style:font-style-asian="italic" style:font-style-complex="italic"/>
    </style:style>
    <style:style style:name="T129" style:family="text">
      <style:text-properties officeooo:rsid="005fcd96"/>
    </style:style>
    <style:style style:name="T130" style:family="text">
      <style:text-properties officeooo:rsid="006a47ab"/>
    </style:style>
    <style:style style:name="T131" style:family="text">
      <style:text-properties officeooo:rsid="006af9bc"/>
    </style:style>
    <style:style style:name="T132" style:family="text">
      <style:text-properties officeooo:rsid="008214a1"/>
    </style:style>
    <style:style style:name="T133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34" style:family="text">
      <style:text-properties officeooo:rsid="009e77ed"/>
    </style:style>
    <style:style style:name="T135" style:family="text">
      <style:text-properties officeooo:rsid="00a93062"/>
    </style:style>
    <style:style style:name="T136" style:family="text">
      <style:text-properties officeooo:rsid="00b43800"/>
    </style:style>
    <style:style style:name="T137" style:family="text">
      <style:text-properties officeooo:rsid="00b59dd4"/>
    </style:style>
    <style:style style:name="T138" style:family="text">
      <style:text-properties officeooo:rsid="00b66949"/>
    </style:style>
    <style:style style:name="T139" style:family="text">
      <style:text-properties style:font-name="AnjaliOldLipi" style:text-underline-style="none" officeooo:rsid="0054b77b"/>
    </style:style>
    <style:style style:name="T140" style:family="text">
      <style:text-properties officeooo:rsid="00bb6b9b"/>
    </style:style>
    <style:style style:name="T141" style:family="text">
      <style:text-properties officeooo:rsid="00d7805e"/>
    </style:style>
    <style:style style:name="T142" style:family="text">
      <style:text-properties officeooo:rsid="00d7f048"/>
    </style:style>
    <style:style style:name="T143" style:family="text">
      <style:text-properties officeooo:rsid="00e497fe"/>
    </style:style>
    <style:style style:name="T144" style:family="text">
      <style:text-properties officeooo:rsid="00e8c88f"/>
    </style:style>
    <style:style style:name="T145" style:family="text">
      <style:text-properties officeooo:rsid="00e996c0"/>
    </style:style>
    <style:style style:name="T146" style:family="text">
      <style:text-properties officeooo:rsid="00f2d87f"/>
    </style:style>
    <style:style style:name="T147" style:family="text">
      <style:text-properties officeooo:rsid="00f452d5"/>
    </style:style>
    <style:style style:name="T148" style:family="text">
      <style:text-properties officeooo:rsid="00f5c16b"/>
    </style:style>
    <style:style style:name="T149" style:family="text">
      <style:text-properties officeooo:rsid="00f77cdf"/>
    </style:style>
    <style:style style:name="T150" style:family="text">
      <style:text-properties officeooo:rsid="00fe7853"/>
    </style:style>
    <style:style style:name="T151" style:family="text">
      <style:text-properties officeooo:rsid="010a9c11"/>
    </style:style>
    <style:style style:name="T152" style:family="text">
      <style:text-properties officeooo:rsid="010c8599"/>
    </style:style>
    <style:style style:name="T153" style:family="text">
      <style:text-properties officeooo:rsid="0117b1c2"/>
    </style:style>
    <style:style style:name="T154" style:family="text">
      <style:text-properties officeooo:rsid="0117d680"/>
    </style:style>
    <style:style style:name="T155" style:family="text">
      <style:text-properties officeooo:rsid="01182802"/>
    </style:style>
    <style:style style:name="T156" style:family="text">
      <style:text-properties officeooo:rsid="01194fb0"/>
    </style:style>
    <style:style style:name="T157" style:family="text">
      <style:text-properties officeooo:rsid="011a5de3"/>
    </style:style>
    <style:style style:name="T158" style:family="text">
      <style:text-properties officeooo:rsid="011a7915"/>
    </style:style>
    <style:style style:name="T159" style:family="text">
      <style:text-properties officeooo:rsid="011c33c4"/>
    </style:style>
    <style:style style:name="T160" style:family="text">
      <style:text-properties officeooo:rsid="011d1f1b"/>
    </style:style>
    <style:style style:name="T161" style:family="text">
      <style:text-properties officeooo:rsid="011fbbed"/>
    </style:style>
    <style:style style:name="T162" style:family="text">
      <style:text-properties officeooo:rsid="01206dc0"/>
    </style:style>
    <style:style style:name="T163" style:family="text">
      <style:text-properties officeooo:rsid="0120ad6d"/>
    </style:style>
    <style:style style:name="T164" style:family="text">
      <style:text-properties officeooo:rsid="01229f71"/>
    </style:style>
    <style:style style:name="T165" style:family="text">
      <style:text-properties officeooo:rsid="012507d4"/>
    </style:style>
    <style:style style:name="T166" style:family="text">
      <style:text-properties officeooo:rsid="01276e81"/>
    </style:style>
    <style:style style:name="T167" style:family="text">
      <style:text-properties style:font-name="arial"/>
    </style:style>
    <style:style style:name="T168" style:family="text">
      <style:text-properties style:font-name="arial" fo:font-size="12pt"/>
    </style:style>
    <style:style style:name="T169" style:family="text">
      <style:text-properties style:font-name="arial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4.49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aceWire-<text:span text:style-name="T145">CPU</text:span>-Interface <text:span text:style-name="T158">Manual</text:span> <text:span text:style-name="T12">(</text:span><text:span text:style-name="T149">v.</text:span><text:span text:style-name="T144">1.0 </text:span><text:span text:style-name="T148">Beta, </text:span><text:span text:style-name="T144">Rev. </text:span><text:span text:style-name="T147">64</text:span><text:span text:style-name="T144">)</text:span></text:p>
      <text:p text:style-name="P4"/>
      <text:p text:style-name="P5">1. Memory-Mapped IO</text:p>
      <text:p text:style-name="P10"><text:span text:style-name="T22"><text:tab/></text:span><text:span text:style-name="T84">The SpaceWire Link Interface is split up into three sections: Transmitting (TX), <text:tab/>Receiving (RX) and Register (REG). Each one is, in an ARM-AXI based Memory-<text:tab/>Mapped Interface with 32-bit word width and address width, assigned to </text:span><text:span text:style-name="T86">its</text:span><text:span text:style-name="T84"> own offset <text:tab/>address. Furthermore there are two ports, accessible via GPIOs, which are used to <text:tab/>control the logic reset as well as the transmitting of Time-Codes. Additionally in case of <text:tab/>incoming Time-Codes, completed packages or status changes of the link </text:span><text:span text:style-name="T85">there is the <text:tab/>possibility to inform the CPU via interrupts.</text:span></text:p>
      <text:p text:style-name="P35"/>
      <text:p text:style-name="P65">1.1. Transmitting (TX)</text:p>
      <text:p text:style-name="P35"><text:tab/>Offset_TX + 0x0000_0000 : <text:span text:style-name="T153">A</text:span><text:span text:style-name="T155">d</text:span><text:span text:style-name="T153">dress </text:span><text:span text:style-name="T155">of</text:span><text:span text:style-name="T153"> transmit FIFO</text:span> <text:span text:style-name="T126">(write-only)</text:span></text:p>
      <text:p text:style-name="P35"><text:tab/><text:span text:style-name="T129">Offset_TX + 0x0000_0004 : </text:span><text:span text:style-name="T154">Number of free FIFO spaces</text:span><text:span text:style-name="T129"> </text:span><text:span text:style-name="T127">(read-only)</text:span></text:p>
      <text:p text:style-name="P35"/>
      <text:p text:style-name="P65">1.2. Receiving (RX)</text:p>
      <text:p text:style-name="P35"><text:tab/>Offset_RX + 0x0000_0000 : <text:span text:style-name="T155">A</text:span><text:span text:style-name="T156">d</text:span><text:span text:style-name="T155">dress of receive FIFO</text:span> <text:span text:style-name="T126">(read-only)</text:span></text:p>
      <text:p text:style-name="P35"><text:tab/><text:span text:style-name="T129">Offset_RX + 0x0000_0004 : </text:span><text:span text:style-name="T155">Number of available elements in RX-FIFO</text:span><text:span text:style-name="T129"> </text:span><text:span text:style-name="T127">(read-only)</text:span></text:p>
      <text:p text:style-name="P35"/>
      <text:p text:style-name="P65">1.3. Register (REG)</text:p>
      <text:p text:style-name="P35"><text:tab/>Offset_REG + 0x0000_0000 : <text:span text:style-name="T157">Link configuration</text:span><text:span text:style-name="T3"> </text:span><text:span text:style-name="T128">(read/write)</text:span></text:p>
      <text:p text:style-name="P35"><text:tab/><text:span text:style-name="T3">Offset_REG + 0x0000_0004 : Transmit </text:span><text:span text:style-name="T157">r</text:span><text:span text:style-name="T3">ate </text:span><text:span text:style-name="T128">(read/write)</text:span></text:p>
      <text:p text:style-name="P35"><text:tab/><text:span text:style-name="T3">Offset_REG + 0x0000_0008 : </text:span><text:span text:style-name="T4">Time-Codes (</text:span><text:span text:style-name="T157">outgoing</text:span><text:span text:style-name="T4">) </text:span><text:span text:style-name="T128">(read/write)</text:span></text:p>
      <text:p text:style-name="P10"><text:span text:style-name="T22"><text:tab/></text:span><text:span text:style-name="T23">Offset_REG + 0x0000_000C : Time-Codes (</text:span><text:span text:style-name="T87">incoming</text:span><text:span text:style-name="T23">) </text:span><text:span text:style-name="T98">(read-only)</text:span></text:p>
      <text:p text:style-name="P10"><text:span text:style-name="T23"><text:tab/>Offset_REG + 0x0000_0010 : Link-Status </text:span><text:span text:style-name="T98">(read-only)</text:span></text:p>
      <text:p text:style-name="P36"/>
      <text:p text:style-name="P36"/>
      <text:p text:style-name="P6"><text:span text:style-name="T4">2. </text:span><text:span text:style-name="T159">Memory Access</text:span></text:p>
      <text:p text:style-name="P59"><text:tab/>The Management and access of the transmit resp. receive functionality is done via the <text:tab/>AXI4-Full-Interface. The registers, however, are accessed via a AXI4-Lite-Interface. The <text:tab/>fundamental difference is that the Full-Interface supports burst transfers while the Lite-<text:tab/>Interface is only capable of doing single transfers and is therefore slower.</text:p>
      <text:p text:style-name="P37"/>
      <text:p text:style-name="P66">2.1. <text:span text:style-name="T11">Transmitting (TX)</text:span></text:p>
      <text:p text:style-name="P38"><text:tab/><text:span text:style-name="T159">To write data into the transmit-FIFO the under 1.1. specified address must be the <text:tab/>destination address of a write request. When using burst transfers it is important </text:span><text:span text:style-name="T162">to <text:tab/>ensure</text:span><text:span text:style-name="T159"> that </text:span><text:span text:style-name="T163">t</text:span><text:span text:style-name="T159">he address is not incremented but remains constant (fixed burst). (See 4.2.)</text:span></text:p>
      <text:p text:style-name="P38"/>
      <text:p text:style-name="P67">2.2. Receiving (RX)</text:p>
      <text:p text:style-name="P39"><text:tab/><text:span text:style-name="T160">To read data from the receive-FIFO, the </text:span><text:span text:style-name="T161">under 1.2. specified address must be the <text:tab/>source address of a read request. When using burst transfer it is important to ensure <text:tab/>that the source address is not incremented but remains constant (fixed burst).</text:span></text:p>
      <text:p text:style-name="P39"/>
      <text:p text:style-name="P68">2.3. Register (REG)</text:p>
      <text:p text:style-name="P34"><text:soft-page-break/><text:span text:style-name="T21"><text:tab/>Access to a single register are possible with a single read/write request and the specific <text:tab/>using of the destination/source address. The configuration does not allow to overwrite <text:tab/>read-only registers by mistake so it is not necessary to take special care.</text:span></text:p>
      <text:p text:style-name="P40"/>
      <text:p text:style-name="P40"/>
      <text:p text:style-name="P7">3. <text:span text:style-name="T164">Technical Specification</text:span></text:p>
      <text:p text:style-name="P17"><text:span text:style-name="T89"><text:tab/></text:span><text:span text:style-name="T88">In the following, the elements specified under 1. are described in more detail.</text:span></text:p>
      <text:p text:style-name="P41"/>
      <text:p text:style-name="P71">3.1. Transmitting (TX)</text:p>
      <text:p text:style-name="P18"><text:span text:style-name="T24"><text:tab/></text:span><text:span text:style-name="T88">Data which is written into the transmit FIFO are gradually sent through a running Link-<text:tab/>Interface (See 2.1.). Is the interface in a non-connected state the data within the FIFO <text:tab/>are gathered and sent as soon as a connection attempt of the interface was successful.</text:span></text:p>
      <text:p text:style-name="P42"/>
      <text:p text:style-name="P42"><text:tab/><text:span text:style-name="T165">The FIFOs width is nine bits, which are divided as follows:</text:span></text:p>
      <text:p text:style-name="P42"><text:tab/><text:span text:style-name="T166">Bit 8 : Flag bit (1: EOP/EEP, 0 : Data)</text:span></text:p>
      <text:p text:style-name="P42"><text:tab/><text:span text:style-name="T166">Bit 7 – Bit 0 : byte to send (0x00 for EOP, 0x01 for EEP)</text:span></text:p>
      <text:p text:style-name="P42"/>
      <text:p text:style-name="P11"><text:span text:style-name="T24"><text:tab/></text:span><text:span text:style-name="T70">I</text:span><text:span text:style-name="T24">n der Tiefe passen 20</text:span><text:span text:style-name="T27">4</text:span><text:span text:style-name="T70">9</text:span><text:span text:style-name="T24"> Datensätze in </text:span><text:span text:style-name="T70">das</text:span><text:span text:style-name="T24"> FIFO. </text:span><text:span text:style-name="T71">Ist das FIFO komplett befüllt und <text:tab/>wird als nächstes ein Read-Request gefolgt von einem Write-Request ausgeführt, kann <text:tab/>der Write-Request scheitern. Dies ist technisch bedingt und kann dadurch umgangen <text:tab/>werden, dass die Größe des FIFOs um 1 geringer angenommen wird als sie tatsächlich <text:tab/>ist. </text:span><text:span text:style-name="T82">Anders kann dieses Problem nicht zuverlässig abgefangen werden.</text:span></text:p>
      <text:p text:style-name="P42"/>
      <text:p text:style-name="P19"><text:span text:style-name="T24"><text:tab/></text:span><text:span text:style-name="T28">Daten, die über die 9 Bits hinaus an das FIFO gesendet werden, werden ignoriert und <text:tab/>nicht in den Speicher geschrieben. </text:span><text:span text:style-name="T26">Ein </text:span><text:span text:style-name="T29">letztendlich</text:span><text:span text:style-name="T26"> gültiger Datentransfer sieht wie folgt <text:tab/>aus: </text:span><text:span text:style-name="T29">0</text:span><text:span text:style-name="T26">x0000_</text:span><text:span text:style-name="T44">0</text:span><text:span text:style-name="T90">xvv</text:span><text:span text:style-name="T26">, wobei </text:span><text:span text:style-name="T90">x</text:span><text:span text:style-name="T26"> entweder </text:span><text:span text:style-name="T65">0</text:span><text:span text:style-name="T66">x0</text:span><text:span text:style-name="T26"> oder 0</text:span><text:span text:style-name="T66">x</text:span><text:span text:style-name="T65">1</text:span><text:span text:style-name="T26"> ist und </text:span><text:span text:style-name="T90">vv</text:span><text:span text:style-name="T26"> ein beliebiges Datenbyte <text:tab/>sein kann. </text:span><text:span text:style-name="T67">Gilt für </text:span><text:span text:style-name="T91">x </text:span><text:span text:style-name="T67">gleich 0</text:span><text:span text:style-name="T72">x</text:span><text:span text:style-name="T68">1</text:span><text:span text:style-name="T67"> und für </text:span><text:span text:style-name="T92">vv</text:span><text:span text:style-name="T67"> ungleich 0x00 oder 0x01, wird dieser <text:tab/>Eintrag ignoriert und nicht </text:span><text:span text:style-name="T69">vom Link-Interface </text:span><text:span text:style-name="T67">versendet.</text:span></text:p>
      <text:p text:style-name="P43"/>
      <text:p text:style-name="P11"><text:span text:style-name="T28"><text:tab/></text:span><text:span text:style-name="T30">Zurückgesetzt werden kann d</text:span><text:span text:style-name="T72">as TX-</text:span><text:span text:style-name="T30">FIFO mittels eines Resets über die CPU </text:span><text:span text:style-name="T52">(AXI <text:tab/>Reset)</text:span><text:span text:style-name="T30">. Dabei wird d</text:span><text:span text:style-name="T73">as</text:span><text:span text:style-name="T30"> FIFO pseudo-entleert und kann neu mit Daten befüllt werden. <text:tab/></text:span><text:span text:style-name="T31">D</text:span><text:span text:style-name="T30">er Link wird keine </text:span><text:span text:style-name="T53">von</text:span><text:span text:style-name="T30"> </text:span><text:span text:style-name="T32">vor dem Zeitpunkt des Resets eingefügte</text:span><text:span text:style-name="T30"> Daten mehr <text:tab/>versenden.</text:span></text:p>
      <text:p text:style-name="P44"/>
      <text:p text:style-name="P20"><text:span text:style-name="T30"><text:tab/></text:span><text:span text:style-name="T33">Um zu verhindern, dass in einen vollen FIFO geschrieben wird, gibt es ein </text:span><text:span text:style-name="T40">Register</text:span><text:span text:style-name="T33">, <text:tab/>welches </text:span><text:span text:style-name="T40">die Anzahl freier Plätze im FIFO ausweist </text:span><text:span text:style-name="T41">(s. 1.1):</text:span></text:p>
      <text:p text:style-name="P45"/>
      <text:p text:style-name="P45"><draw:frame draw:style-name="fr1" draw:name="Bild6" text:anchor-type="char" svg:width="17cm" svg:height="0.97cm" draw:z-index="50"><draw:image xlink:href="Pictures/10000001000003260000002E411ABFA5D2650F19.png" xlink:type="simple" xlink:show="embed" xlink:actuate="onLoad" draw:mime-type="image/png"/></draw:frame></text:p>
      <text:p text:style-name="P21"><text:span text:style-name="T33"><text:tab/>F</text:span><text:span text:style-name="T21">ür die Darstellung des Platzes im FIFO sind lediglich 11 Bits notwendig, </text:span><text:span text:style-name="T50">das ganze <text:tab/>Register ist jedoch dafür reserviert. </text:span><text:span text:style-name="T60">De fact</text:span><text:span text:style-name="T63">o</text:span><text:span text:style-name="T60"> sind allerdings die Bits 31 bis 12 unbelegt.</text:span></text:p>
      <text:p text:style-name="P20"><text:span text:style-name="T34"><text:tab/>Das Schreiben in einen vollen FIFO ver</text:span><text:span text:style-name="T76">ursa</text:span><text:span text:style-name="T34">cht keinen Schaden an der Hardware </text:span><text:span text:style-name="T35">oder <text:tab/>am System </text:span><text:span text:style-name="T45">jedoch gehen diese Daten verloren</text:span><text:span text:style-name="T34">.</text:span></text:p>
      <text:p text:style-name="P44"/>
      <text:p text:style-name="P44"><text:tab/><text:span text:style-name="T134">Obwohl diese Adresse als write-only markiert ist, kann über eine </text:span><text:span text:style-name="T140">R</text:span><text:span text:style-name="T134">ead-Request das <text:tab/>zuletzt in den FIFO geschriebene Datenwor</text:span><text:span text:style-name="T135">t</text:span><text:span text:style-name="T134"> abgefragt werden.</text:span></text:p>
      <text:p text:style-name="P44"/>
      <text:p text:style-name="P69"><text:soft-page-break/><text:span text:style-name="T13">3.</text:span>2. Receiving (RX)</text:p>
      <text:p text:style-name="P12"><text:span text:style-name="T33"><text:tab/>Über SpaceWire empfangene Daten werden durch den </text:span><text:span text:style-name="T54">SpaceWire</text:span><text:span text:style-name="T33"> Link nach und nach <text:tab/>in d</text:span><text:span text:style-name="T63">en Rx</text:span><text:span text:style-name="T33"> FIFO geschrieben und können durch </text:span><text:span text:style-name="T46">die CPU</text:span><text:span text:style-name="T33"> abgerufen werden. </text:span><text:span text:style-name="T25">(siehe 2.2.)</text:span></text:p>
      <text:p text:style-name="P46"/>
      <text:p text:style-name="P12"><text:span text:style-name="T33"><text:tab/></text:span><text:span text:style-name="T26">Die Breite des FIFOs beträgt dabei 9 Bits, die wie folgt aufgeteilt sind:</text:span></text:p>
      <text:p text:style-name="P47"><text:tab/>Bit <text:span text:style-name="T124">8</text:span> : Flag Bit (1 : Prozess ID/EOP/EEP, 0 : Daten)</text:p>
      <text:p text:style-name="P47"><text:tab/>Bit <text:span text:style-name="T124">7</text:span> – Bit <text:span text:style-name="T124">0</text:span> : empfangenes Datenbyte (0x<text:span text:style-name="T132">FF</text:span> für EOP, 0x<text:span text:style-name="T132">FE</text:span> für EEP)</text:p>
      <text:p text:style-name="P47"/>
      <text:p text:style-name="P47"><text:tab/><text:span text:style-name="T141">I</text:span>n der Tiefe passen 204<text:span text:style-name="T151">9</text:span> Datensätze in den FIFO. <text:span text:style-name="T142">Ist das FIFO komplett befüllt und <text:tab/>wird als nächstes ein Read-Request gefolgt von einem Write-Request ausgeführt, kann <text:tab/>der Write-Request scheitern. Dies ist technisch bedingt und kann dadurch umgangen <text:tab/>werden, dass bei vollem FIFO mindestens zwei Elemente gelesen werden, also keine <text:tab/>Single-Transa</text:span><text:span text:style-name="T152">k</text:span><text:span text:style-name="T142">tion durchgeführt wird.</text:span></text:p>
      <text:p text:style-name="P47"/>
      <text:p text:style-name="P12"><text:span text:style-name="T26"><text:tab/>Aus dem FIFO gelesene Datensätze enthalten </text:span><text:span text:style-name="T55">somit neun gültige Bits</text:span><text:span text:style-name="T26"> (0x0000_</text:span><text:span text:style-name="T55">0</text:span><text:span text:style-name="T93">x</text:span><text:span text:style-name="T94">vv</text:span><text:span text:style-name="T26">), <text:tab/>wobei </text:span><text:span text:style-name="T95">x</text:span><text:span text:style-name="T26"> entweder 0x</text:span><text:span text:style-name="T43">0</text:span><text:span text:style-name="T26"> oder 0x1 </text:span><text:span text:style-name="T36">und </text:span><text:span text:style-name="T96">vv</text:span><text:span text:style-name="T36"> </text:span><text:span text:style-name="T37">ein beliebiges Datenbyte sein kann. Ist </text:span><text:span text:style-name="T97">x</text:span><text:span text:style-name="T37"> = 0x1, <text:tab/>muss </text:span><text:span text:style-name="T97">vv</text:span><text:span text:style-name="T37"> unterschieden werden. Gilt für </text:span><text:span text:style-name="T97">vv</text:span><text:span text:style-name="T37"> = 0x</text:span><text:span text:style-name="T42">FF</text:span><text:span text:style-name="T37"> </text:span><text:span text:style-name="T42">handelt es sich um ein </text:span><text:span text:style-name="T37">EOP </text:span><text:span text:style-name="T42">(End of <text:tab/>Packet)</text:span><text:span text:style-name="T37">, </text:span><text:span text:style-name="T42">für</text:span><text:span text:style-name="T37"> 0x</text:span><text:span text:style-name="T42">FE</text:span><text:span text:style-name="T37"> </text:span><text:span text:style-name="T42">um ein</text:span><text:span text:style-name="T37"> EEP </text:span><text:span text:style-name="T42">(Error End of Packet) </text:span><text:span text:style-name="T47">und a</text:span><text:span text:style-name="T42">nson</text:span><text:span text:style-name="T47">s</text:span><text:span text:style-name="T42">ten um eine Prozess <text:tab/>ID </text:span><text:span text:style-name="T56">(0x00 – 0xFD, </text:span><text:span text:style-name="T57">0 – 253</text:span><text:span text:style-name="T56">) </text:span><text:span text:style-name="T80">oder eine logische Adresse des SpaceWire Packets</text:span><text:span text:style-name="T37">. </text:span><text:span text:style-name="T83">[</text:span><text:span text:style-name="T99">Hier <text:tab/>gibt es noch Unklarheiten!]</text:span></text:p>
      <text:p text:style-name="P48"/>
      <text:p text:style-name="P12"><text:span text:style-name="T37"><text:tab/></text:span><text:span text:style-name="T31">Zurückgesetzt werden kann der FIFO-Speicher mittels des Resets des Links </text:span><text:span text:style-name="T78">(der Logik)</text:span><text:span text:style-name="T31"> <text:tab/>(</text:span><text:span text:style-name="T48">über einen GPIO</text:span><text:span text:style-name="T31">). Dabei wird der FIFO pseudo-entleert und kann neu mit Daten befüllt <text:tab/>werden. Das Processing System kann dabei keine Daten mehr </text:span><text:span text:style-name="T58">abrufen</text:span><text:span text:style-name="T31">, die vor dem <text:tab/>Zeitpunkt des Resets in den Speicher geschrieben wurden.</text:span></text:p>
      <text:p text:style-name="P49"/>
      <text:p text:style-name="P13"><text:span text:style-name="T31"><text:tab/></text:span><text:span text:style-name="T38">Um zu verhindern, dass aus einem leeren FIFO gelesen wird, gibt es ein </text:span><text:span text:style-name="T49">Register</text:span><text:span text:style-name="T38">, <text:tab/>welches d</text:span><text:span text:style-name="T49">ie Anzahl verfügbarer Elemente im FIFO ausweist (s. 1.2.)</text:span><text:span text:style-name="T38">:</text:span></text:p>
      <text:p text:style-name="P50"/>
      <text:p text:style-name="P50"><draw:frame draw:style-name="fr1" draw:name="Bild7" text:anchor-type="char" svg:width="17cm" svg:height="0.97cm" draw:z-index="51"><draw:image xlink:href="Pictures/10000001000003260000002E411ABFA5D2650F19.png" xlink:type="simple" xlink:show="embed" xlink:actuate="onLoad" draw:mime-type="image/png"/></draw:frame></text:p>
      <text:p text:style-name="P22"><text:span text:style-name="T38"><text:tab/>F</text:span><text:span text:style-name="T21">ür die Darstellung der Anzahl Elemente im FIFO sind lediglich 11 Bits notwendig, das <text:tab/>gesamte Register ist jedoch für die Darstellung reserviert. </text:span><text:span text:style-name="T58">De facto sind die Bits 31 bis <text:tab/>12 </text:span><text:span text:style-name="T59">damit</text:span><text:span text:style-name="T58"> unbelegt.</text:span></text:p>
      <text:p text:style-name="P14"><text:span text:style-name="T38"><text:tab/>Das Lesen aus einem leeren FIFO ver</text:span><text:span text:style-name="T74">ur</text:span><text:span text:style-name="T38">s</text:span><text:span text:style-name="T77">a</text:span><text:span text:style-name="T38">cht keinen Schaden an der Hardware oder <text:tab/>am <text:tab/>System.</text:span></text:p>
      <text:p text:style-name="P51"/>
      <text:p text:style-name="P14"><text:span text:style-name="T38"><text:tab/></text:span><text:span text:style-name="T49">Ist d</text:span><text:span text:style-name="T74">as</text:span><text:span text:style-name="T49"> FIFO leer, befindet sich das </text:span><text:span text:style-name="T63">letzte</text:span><text:span text:style-name="T49"> Element an dessen Ausgabe, bis wieder <text:tab/>Daten in d</text:span><text:span text:style-name="T74">as</text:span><text:span text:style-name="T49"> FIFO geschrieben werden </text:span><text:span text:style-name="T51">und die Ausgabe aktualisiert wird. </text:span><text:span text:style-name="T75">Es ist also <text:tab/>darauf zu achten, dass das Element-Register (s. 1.2.) einbezogen wird.</text:span></text:p>
      <text:p text:style-name="P52"/>
      <text:p text:style-name="P70"><text:span text:style-name="T14">3.</text:span>3. Register (REG)</text:p>
      <text:p text:style-name="P23"><text:span text:style-name="T21"><text:tab/></text:span><text:span text:style-name="T39">Die Breite des gesamten Registers beträgt 32 Bit. Je nach Adresse ist die Belegung der <text:tab/>einzelnen Bits unterschiedlich.</text:span></text:p>
      <text:p text:style-name="P53"/>
      <text:p text:style-name="P23"><text:span text:style-name="T117">3</text:span><text:span text:style-name="T115">.3.1. - Link-Konfiguration: </text:span><text:span text:style-name="T116">(read/write) </text:span><text:span text:style-name="T133">—</text:span><text:span text:style-name="T116"> </text:span><text:span text:style-name="T118">0x0000_0000</text:span></text:p>
      <text:p text:style-name="P75"/>
      <text:p text:style-name="P54"><draw:line text:anchor-type="paragraph" draw:z-index="1" draw:name="vertikale Linie 1" draw:style-name="gr24" draw:text-style-name="P107" svg:x1="15.6cm" svg:y1="0.783cm" svg:x2="15.6cm" svg:y2="1.568cm"><text:p/></draw:line><draw:line text:anchor-type="paragraph" draw:z-index="2" draw:name="vertikale Linie 2" draw:style-name="gr2" draw:text-style-name="P100" svg:x1="16.129cm" svg:y1="0.785cm" svg:x2="16.129cm" svg:y2="2.297cm"><text:p/></draw:line><draw:line text:anchor-type="paragraph" draw:z-index="3" draw:name="vertikale Linie 3" draw:style-name="gr2" draw:text-style-name="P100" svg:x1="16.635cm" svg:y1="0.806cm" svg:x2="16.635cm" svg:y2="3.05cm"><text:p/></draw:line><draw:frame text:anchor-type="paragraph" draw:z-index="4" draw:name="Textrahmen 1" draw:style-name="gr23" draw:text-style-name="P99" svg:width="1.721cm" svg:height="0.53cm" svg:x="14.056cm" svg:y="1.64cm"><draw:text-box><text:p><text:span text:style-name="T167">autostart</text:span></text:p></draw:text-box></draw:frame><draw:custom-shape text:anchor-type="paragraph" draw:z-index="7" draw:name="Form 2" draw:style-name="gr20" draw:text-style-name="P104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6" draw:text-style-name="P105" svg:width="1.874cm" svg:height="0.505cm" svg:x="7.883cm" svg:y="1.64cm"><draw:text-box><text:p><text:span text:style-name="T169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soft-page-break/><text:line-break/></text:p>
      <text:p text:style-name="P60"/>
      <text:p text:style-name="P60"><draw:frame text:anchor-type="paragraph" draw:z-index="5" draw:name="Textrahmen 1" draw:style-name="gr22" draw:text-style-name="P106" svg:width="1.609cm" svg:height="0.976cm" svg:x="14.718cm" svg:y="0.016cm"><draw:text-box><text:p><text:span text:style-name="T168">linkstart</text:span></text:p></draw:text-box></draw:frame><draw:frame text:anchor-type="paragraph" draw:z-index="6" draw:name="Textrahmen 2" draw:style-name="gr21" draw:text-style-name="P106" svg:width="1.258cm" svg:height="0.489cm" svg:x="15.556cm" svg:y="0.771cm"><draw:text-box><text:p><text:span text:style-name="T168">linkdis</text:span></text:p></draw:text-box></draw:frame></text:p>
      <text:p text:style-name="P60"/>
      <text:p text:style-name="P5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80">linkdis</text:p>
          </table:table-cell>
          <table:table-cell table:style-name="Tabelle2.B1" office:value-type="string">
            <text:p text:style-name="P81">Deaktiviert den Link, der Empfang und das Versenden von Nachrichten via SpaceWire ist nicht möglich. <text:span text:style-name="T101">Standardwert: </text:span><text:span text:style-name="T130">1</text:span><text:span text:style-name="T101">.</text:span></text:p>
            <text:p text:style-name="P81">1 : Link deaktiviert <text:span text:style-name="T2">(linkstart/autostart werden überschrieben)</text:span></text:p>
            <text:p text:style-name="P81">0 : Link nicht deaktiv<text:span text:style-name="T2">i</text:span>ert <text:span text:style-name="T2">(linkstart/autostart werden nicht überschrieben)</text:span></text:p>
          </table:table-cell>
        </table:table-row>
        <table:table-row>
          <table:table-cell table:style-name="Tabelle2.A2" office:value-type="string">
            <text:p text:style-name="P82">linkstart</text:p>
          </table:table-cell>
          <table:table-cell table:style-name="Tabelle2.B2" office:value-type="string">
            <text:p text:style-name="P82">Aktiviert den Link. <text:span text:style-name="T130">E</text:span>s wird aktiv versucht, eine Verbindung mit der gegenüberliegenden Stelle aufzubauen. <text:span text:style-name="T16">Dabei wird in regelmäßigen Intervallen ein Verbindungsversuch unternommen. </text:span><text:span text:style-name="T101">Standardwert: 0.</text:span></text:p>
            <text:p text:style-name="P82">1 : Link starten</text:p>
            <text:p text:style-name="P82">0 : Link nicht starten</text:p>
          </table:table-cell>
        </table:table-row>
        <table:table-row>
          <table:table-cell table:style-name="Tabelle2.A2" office:value-type="string">
            <text:p text:style-name="P82">autostart</text:p>
          </table:table-cell>
          <table:table-cell table:style-name="Tabelle2.B2" office:value-type="string">
            <text:p text:style-name="P83"><text:span text:style-name="T15">Aktiviert den Link. </text:span><text:span text:style-name="T131">E</text:span><text:span text:style-name="T15">s wird</text:span><text:span text:style-name="T17"> </text:span><text:span text:style-name="T15">nicht aktiv versucht, eine Verbindung mit der gegenüberliegenden Stelle aufzubauen. Auf Verbindungsversuche der gegenüberl</text:span><text:span text:style-name="T18">ie</text:span><text:span text:style-name="T15">genden Stelle wird jedoch verbindungsaufbauend/</text:span><text:span text:style-name="T131">kooperierend</text:span><text:span text:style-name="T15"> reagiert. </text:span><text:span text:style-name="T101">Standardwert: 0.</text:span></text:p>
            <text:p text:style-name="P82">1 : Automatischer Verbindungsaufbau aktiviert</text:p>
            <text:p text:style-name="P82">0 : Automatischer Verbindungsaufbau deaktiv<text:span text:style-name="T18">i</text:span>ert</text:p>
          </table:table-cell>
        </table:table-row>
      </table:table>
      <text:p text:style-name="P54"/>
      <text:p text:style-name="P54"/>
      <text:p text:style-name="P54"/>
      <text:p text:style-name="P24"><text:span text:style-name="T116">1.3.2. - Transmit Rate (read/write) </text:span><text:span text:style-name="T133">—</text:span><text:span text:style-name="T116"> </text:span><text:span text:style-name="T119">0x0000_0004</text:span></text:p>
      <text:p text:style-name="P77"/>
      <text:p text:style-name="P61"><draw:custom-shape text:anchor-type="paragraph" draw:z-index="10" draw:name="Form 1" draw:style-name="gr19" draw:text-style-name="P104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104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55"><draw:frame text:anchor-type="paragraph" draw:z-index="12" draw:name="Textrahmen 4" draw:style-name="gr6" draw:text-style-name="P105" svg:width="1.874cm" svg:height="0.505cm" svg:x="6.318cm" svg:y="0.183cm"><draw:text-box><text:p><text:span text:style-name="T169">unbelegt</text:span></text:p></draw:text-box></draw:frame><draw:frame text:anchor-type="paragraph" draw:z-index="13" draw:name="Textrahmen 5" draw:style-name="gr17" draw:text-style-name="P99" svg:width="1.721cm" svg:height="0.576cm" svg:x="14.453cm" svg:y="0.183cm"><draw:text-box><text:p><text:span text:style-name="T167">txdivcnt</text:span></text:p></draw:text-box></draw:frame></text:p>
      <text:p text:style-name="P55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84"><text:span text:style-name="T20">t</text:span><text:span text:style-name="T19">xdivcnt</text:span><text:span text:style-name="T20">&lt;7:0&gt;</text:span></text:p>
          </table:table-cell>
          <table:table-cell table:style-name="Tabelle3.B1" office:value-type="string">
            <text:p text:style-name="P85">Skalierungsfaktor minus 1. Wird benutzt um die Sendebitrate aus dem Transmit-Takt abzuleiten. <text:span text:style-name="T101">Standardwert: 0x01.</text:span></text:p>
          </table:table-cell>
        </table:table-row>
      </table:table>
      <text:p text:style-name="P25"/>
      <text:p text:style-name="P25"/>
      <text:p text:style-name="P25"/>
      <text:p text:style-name="P26"><text:span text:style-name="T120">1.3.3. - Time-Codes (ausgehend) (read/write) </text:span><text:span text:style-name="T133">—</text:span><text:span text:style-name="T120"> </text:span><text:span text:style-name="T123">0x0000_0008</text:span></text:p>
      <text:p text:style-name="P76"/>
      <text:p text:style-name="P29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104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104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104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104" svg:width="0.77cm" svg:height="3.096cm" draw:transform="rotate (1.5707963267949) translate (13.8923888888889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7"><draw:frame text:anchor-type="char" draw:z-index="18" draw:name="Textrahmen 6" draw:style-name="gr11" draw:text-style-name="P105" svg:width="1.874cm" svg:height="0.505cm" svg:x="5.701cm" svg:y="0.166cm"><draw:text-box><text:p><text:span text:style-name="T169">unbelegt</text:span></text:p></draw:text-box></draw:frame><draw:frame text:anchor-type="char" draw:z-index="20" draw:name="Textrahmen 8" draw:style-name="gr13" draw:text-style-name="P99" svg:width="2.361cm" svg:height="0.608cm" svg:x="9.936cm" svg:y="0.155cm"><draw:text-box><text:p><text:span text:style-name="T167">Control </text:span><text:span text:style-name="T167">Flag</text:span></text:p></draw:text-box></draw:frame><draw:frame text:anchor-type="char" draw:z-index="22" draw:name="Textrahmen 10" draw:style-name="gr11" draw:text-style-name="P105" svg:width="1.932cm" svg:height="0.505cm" svg:x="12.333cm" svg:y="0.155cm"><draw:text-box><text:p><text:span text:style-name="T169"><text:s/></text:span><text:span text:style-name="T169">unbelegt</text:span></text:p></draw:text-box></draw:frame><draw:frame text:anchor-type="char" draw:z-index="21" draw:name="Textrahmen 9" draw:style-name="gr12" draw:text-style-name="P99" svg:width="2.756cm" svg:height="0.542cm" svg:x="14.34cm" svg:y="0.155cm"><draw:text-box><text:p><text:span text:style-name="T167">Counter </text:span><text:span text:style-name="T167">Value</text:span></text:p></draw:text-box></draw:frame></text:p>
      <text:p text:style-name="P27"/>
      <table:table table:name="Tabelle4" table:style-name="Tabelle4">
        <table:table-column table:style-name="Tabelle4.A"/>
        <table:table-column table:style-name="Tabelle4.B"/>
        <text:soft-page-break/>
        <table:table-row>
          <table:table-cell table:style-name="Tabelle4.A1" office:value-type="string">
            <text:p text:style-name="P86">Counter Value &lt;5:0&gt;</text:p>
          </table:table-cell>
          <table:table-cell table:style-name="Tabelle4.B1" office:value-type="string">
            <text:p text:style-name="P87">Wert des Time-Codes, der zur Synchronisierung benutzt wird (Wertebereich: 0-63). <text:span text:style-name="T136">Standardwert: 0b0000</text:span><text:span text:style-name="T137">0</text:span><text:span text:style-name="T136">.</text:span></text:p>
          </table:table-cell>
        </table:table-row>
        <table:table-row>
          <table:table-cell table:style-name="Tabelle4.A2" office:value-type="string">
            <text:p text:style-name="P95"><text:span text:style-name="T6">Control</text:span><text:span text:style-name="T5"> Flag &lt;1:0&gt;</text:span></text:p>
          </table:table-cell>
          <table:table-cell table:style-name="Tabelle4.B2" office:value-type="string">
            <text:p text:style-name="P87">Flag des Time-Codes. Standardwert: 0b00.</text:p>
          </table:table-cell>
        </table:table-row>
      </table:table>
      <text:p text:style-name="P15"/>
      <text:p text:style-name="P15"/>
      <text:p text:style-name="P15"/>
      <text:p text:style-name="P16"><text:span text:style-name="T121">1.3.4. - Time-Codes (eingehend) (read only) </text:span><text:span text:style-name="T133">—</text:span><text:span text:style-name="T121"> </text:span><text:span text:style-name="T123">0x0000_000C</text:span></text:p>
      <text:p text:style-name="P78"/>
      <text:p text:style-name="P30"><draw:custom-shape text:anchor-type="paragraph" draw:z-index="24" draw:name="Form 7" draw:style-name="gr10" draw:text-style-name="P104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3" draw:name="Form 9" draw:style-name="gr5" draw:text-style-name="P104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5" draw:name="Form 10" draw:style-name="gr5" draw:text-style-name="P104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1" draw:style-name="gr4" draw:text-style-name="P104" svg:width="0.77cm" svg:height="3.096cm" draw:transform="rotate (1.5707963267949) translate (13.8306527777778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28"><draw:frame text:anchor-type="paragraph" draw:z-index="25" draw:name="Textrahmen 7" draw:style-name="gr6" draw:text-style-name="P105" svg:width="1.874cm" svg:height="0.505cm" svg:x="5.761cm" svg:y="0.222cm"><draw:text-box><text:p><text:span text:style-name="T169">unbelegt</text:span></text:p></draw:text-box></draw:frame><draw:frame text:anchor-type="paragraph" draw:z-index="57" draw:name="Textrahmen 13" draw:style-name="gr3" draw:text-style-name="P99" svg:width="2.756cm" svg:height="0.542cm" svg:x="14.385cm" svg:y="0.228cm"><draw:text-box><text:p><text:span text:style-name="T167">Counter </text:span><text:span text:style-name="T167">Value</text:span></text:p></draw:text-box></draw:frame><draw:frame text:anchor-type="paragraph" draw:z-index="52" draw:name="Textrahmen 11" draw:style-name="gr1" draw:text-style-name="P99" svg:width="2.361cm" svg:height="0.608cm" svg:x="9.839cm" svg:y="0.222cm"><draw:text-box><text:p><text:span text:style-name="T167">Control </text:span><text:span text:style-name="T167">Flag</text:span></text:p></draw:text-box></draw:frame><draw:frame text:anchor-type="paragraph" draw:z-index="54" draw:name="Textrahmen 12" draw:style-name="gr6" draw:text-style-name="P105" svg:width="1.742cm" svg:height="0.505cm" svg:x="12.42cm" svg:y="0.233cm"><draw:text-box><text:p><text:span text:style-name="T169">unbelegt</text:span></text:p></draw:text-box></draw:frame></text:p>
      <text:p text:style-name="P28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8">Counter Value &lt;5:0&gt;</text:p>
          </table:table-cell>
          <table:table-cell table:style-name="Tabelle5.B1" office:value-type="string">
            <text:p text:style-name="P89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96"><text:span text:style-name="T6">Control</text:span><text:span text:style-name="T5"> Flag &lt;1:0&gt;</text:span></text:p>
          </table:table-cell>
          <table:table-cell table:style-name="Tabelle5.B2" office:value-type="string">
            <text:p text:style-name="P89">Flag des Time-Codes. <text:span text:style-name="T150">(Standard: 0b00)</text:span></text:p>
          </table:table-cell>
        </table:table-row>
      </table:table>
      <text:p text:style-name="P32"/>
      <text:p text:style-name="P32"/>
      <text:p text:style-name="P32"/>
      <text:p text:style-name="P16"><text:span text:style-name="T122">1.3.5. - Link-Status (read only) </text:span><text:span text:style-name="T133">—</text:span><text:span text:style-name="T123"> 0x0000_0010</text:span></text:p>
      <text:p text:style-name="P79"/>
      <text:p text:style-name="P31"><draw:custom-shape text:anchor-type="paragraph" draw:z-index="26" draw:name="Form 12" draw:style-name="gr9" draw:text-style-name="P104" svg:width="0.77cm" svg:height="4.763cm" draw:transform="rotate (1.5707963267949) translate (0.0846666666666667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7" draw:name="Form 13" draw:style-name="gr8" draw:text-style-name="P104" svg:width="0.77cm" svg:height="1.886cm" draw:transform="rotate (1.5707963267949) translate (8.57602777777778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4" draw:style-name="gr7" draw:text-style-name="P104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2" draw:name="vertikale Linie 4" draw:style-name="gr2" draw:text-style-name="P100" svg:x1="7.722cm" svg:y1="0.836cm" svg:x2="7.722cm" svg:y2="2.498cm"><text:p/></draw:line><draw:line text:anchor-type="paragraph" draw:z-index="38" draw:name="vertikale Linie 11" draw:style-name="gr2" draw:text-style-name="P100" svg:x1="16.157cm" svg:y1="0.852cm" svg:x2="16.157cm" svg:y2="3.198cm"><text:p/></draw:line><draw:line text:anchor-type="paragraph" draw:z-index="39" draw:name="vertikale Linie 12" draw:style-name="gr2" draw:text-style-name="P100" svg:x1="16.674cm" svg:y1="0.854cm" svg:x2="16.674cm" svg:y2="3.86cm"><text:p/></draw:line><draw:line text:anchor-type="paragraph" draw:z-index="40" draw:name="vertikale Linie 13" draw:style-name="gr2" draw:text-style-name="P100" svg:x1="15.626cm" svg:y1="0.838cm" svg:x2="15.626cm" svg:y2="2.577cm"><text:p/></draw:line><draw:line text:anchor-type="paragraph" draw:z-index="37" draw:name="vertikale Linie 9" draw:style-name="gr2" draw:text-style-name="P100" svg:x1="12.455cm" svg:y1="0.854cm" svg:x2="12.455cm" svg:y2="4.535cm"><text:p/></draw:line><draw:line text:anchor-type="paragraph" draw:z-index="34" draw:name="vertikale Linie 6" draw:style-name="gr2" draw:text-style-name="P100" svg:x1="10.911cm" svg:y1="0.877cm" svg:x2="10.911cm" svg:y2="2.577cm"><text:p/></draw:line><draw:line text:anchor-type="paragraph" draw:z-index="36" draw:name="vertikale Linie 8" draw:style-name="gr2" draw:text-style-name="P100" svg:x1="11.924cm" svg:y1="0.887cm" svg:x2="11.924cm" svg:y2="3.926cm"><text:p/></draw:line><draw:line text:anchor-type="paragraph" draw:z-index="35" draw:name="vertikale Linie 7" draw:style-name="gr2" draw:text-style-name="P100" svg:x1="11.421cm" svg:y1="0.87cm" svg:x2="11.421cm" svg:y2="3.225cm"><text:p/></draw:line><draw:line text:anchor-type="paragraph" draw:z-index="33" draw:name="vertikale Linie 5" draw:style-name="gr2" draw:text-style-name="P102" svg:x1="8.274cm" svg:y1="0.836cm" svg:x2="8.274cm" svg:y2="3.238cm"><text:p/></draw:line><draw:line text:anchor-type="paragraph" draw:z-index="59" draw:name="vertikale Linie 10" draw:style-name="gr2" draw:text-style-name="P100" svg:x1="7.235cm" svg:y1="0.811cm" svg:x2="7.235cm" svg:y2="1.864cm"><text:p/></draw:line><draw:line text:anchor-type="paragraph" draw:z-index="61" draw:name="vertikale Linie 14" draw:style-name="gr2" draw:text-style-name="P100" svg:x1="5.632cm" svg:y1="0.811cm" svg:x2="5.632cm" svg:y2="2.473cm"><text:p/></draw:line><draw:line text:anchor-type="paragraph" draw:z-index="62" draw:name="vertikale Linie 15" draw:style-name="gr2" draw:text-style-name="P102" svg:x1="6.166cm" svg:y1="0.811cm" svg:x2="6.166cm" svg:y2="3.213cm"><text:p/></draw:line><draw:line text:anchor-type="paragraph" draw:z-index="65" draw:name="vertikale Linie 16" draw:style-name="gr2" draw:text-style-name="P100" svg:x1="5.128cm" svg:y1="0.811cm" svg:x2="5.128cm" svg:y2="1.864cm"><text:p/></draw:line><draw:frame draw:style-name="fr1" draw:name="Bild5" text:anchor-type="char" svg:width="17cm" svg:height="0.813cm" draw:z-index="58"><draw:image xlink:href="Pictures/10000001000003EA00000030239793C81EC29500.png" xlink:type="simple" xlink:show="embed" xlink:actuate="onLoad" draw:mime-type="image/png"/></draw:frame></text:p>
      <text:p text:style-name="P31"><draw:frame text:anchor-type="paragraph" draw:z-index="29" draw:name="Textrahmen 14" draw:style-name="gr6" draw:text-style-name="P105" svg:width="1.874cm" svg:height="0.505cm" svg:x="1.916cm" svg:y="0.4cm"><draw:text-box><text:p><text:span text:style-name="T169">unbelegt</text:span></text:p></draw:text-box></draw:frame><draw:frame text:anchor-type="paragraph" draw:z-index="30" draw:name="Textrahmen 15" draw:style-name="gr6" draw:text-style-name="P105" svg:width="1.874cm" svg:height="0.505cm" svg:x="8.809cm" svg:y="0.152cm"><draw:text-box><text:p><text:span text:style-name="T169">unbelegt</text:span></text:p></draw:text-box></draw:frame><draw:frame text:anchor-type="paragraph" draw:z-index="31" draw:name="Textrahmen 16" draw:style-name="gr6" draw:text-style-name="P105" svg:width="1.874cm" svg:height="0.505cm" svg:x="13.457cm" svg:y="0.152cm"><draw:text-box><text:p><text:span text:style-name="T169">unbelegt</text:span></text:p></draw:text-box></draw:frame></text:p>
      <text:p text:style-name="P31"><draw:frame text:anchor-type="paragraph" draw:z-index="60" draw:name="Textrahmen 22" draw:style-name="gr1" draw:text-style-name="P103" svg:width="1.073cm" svg:height="0.608cm" svg:x="6.336cm" svg:y="0.169cm"><draw:text-box><text:p text:style-name="P98"><text:span text:style-name="T167">rxfull</text:span></text:p></draw:text-box></draw:frame><draw:frame text:anchor-type="paragraph" draw:z-index="66" draw:name="Textrahmen 29" draw:style-name="gr1" draw:text-style-name="P99" svg:width="2.361cm" svg:height="0.608cm" svg:x="2.992cm" svg:y="0.24cm"><draw:text-box><text:p text:style-name="P98"><text:span text:style-name="T167">txfull</text:span></text:p></draw:text-box></draw:frame></text:p>
      <text:p text:style-name="P31"><draw:frame text:anchor-type="paragraph" draw:z-index="41" draw:name="Textrahmen 17" draw:style-name="gr1" draw:text-style-name="P99" svg:width="2.361cm" svg:height="0.608cm" svg:x="5.544cm" svg:y="0.36cm"><draw:text-box><text:p text:style-name="P98"><text:span text:style-name="T167">rxhalff</text:span></text:p></draw:text-box></draw:frame><draw:frame text:anchor-type="paragraph" draw:z-index="43" draw:name="Textrahmen 19" draw:style-name="gr1" draw:text-style-name="P99" svg:width="2.361cm" svg:height="0.608cm" svg:x="8.717cm" svg:y="0.153cm"><draw:text-box><text:p text:style-name="P98"><text:span text:style-name="T167">errcred</text:span></text:p></draw:text-box></draw:frame><draw:frame text:anchor-type="paragraph" draw:z-index="46" draw:name="Textrahmen 23" draw:style-name="gr1" draw:text-style-name="P99" svg:width="2.361cm" svg:height="0.608cm" svg:x="13.421cm" svg:y="0.153cm"><draw:text-box><text:p text:style-name="P98"><text:span text:style-name="T167">running</text:span></text:p></draw:text-box></draw:frame><draw:frame text:anchor-type="paragraph" draw:z-index="63" draw:name="Textrahmen 27" draw:style-name="gr1" draw:text-style-name="P99" svg:width="2.361cm" svg:height="0.608cm" svg:x="3.353cm" svg:y="0.36cm"><draw:text-box><text:p text:style-name="P98"><text:span text:style-name="T167">txhalff</text:span></text:p></draw:text-box></draw:frame></text:p>
      <text:p text:style-name="P31"><draw:frame text:anchor-type="paragraph" draw:z-index="42" draw:name="Textrahmen 18" draw:style-name="gr1" draw:text-style-name="P101" svg:width="2.363cm" svg:height="0.608cm" svg:x="6.054cm" svg:y="0.48cm"><draw:text-box><text:p text:style-name="P98"><text:span text:style-name="T168">rxempty</text:span></text:p></draw:text-box></draw:frame><draw:frame text:anchor-type="paragraph" draw:z-index="44" draw:name="Textrahmen 20" draw:style-name="gr1" draw:text-style-name="P99" svg:width="2.361cm" svg:height="0.608cm" svg:x="9.23cm" svg:y="0.339cm"><draw:text-box><text:p text:style-name="P98"><text:span text:style-name="T167">erresc</text:span></text:p></draw:text-box></draw:frame><draw:frame text:anchor-type="paragraph" draw:z-index="47" draw:name="Textrahmen 24" draw:style-name="gr1" draw:text-style-name="P99" svg:width="2.361cm" svg:height="0.608cm" svg:x="13.915cm" svg:y="0.339cm"><draw:text-box><text:p text:style-name="P98"><text:span text:style-name="T167">connectin</text:span><text:span text:style-name="T167">g</text:span></text:p></draw:text-box></draw:frame><draw:frame text:anchor-type="paragraph" draw:z-index="64" draw:name="Textrahmen 28" draw:style-name="gr1" draw:text-style-name="P101" svg:width="2.363cm" svg:height="0.608cm" svg:x="3.898cm" svg:y="0.48cm"><draw:text-box><text:p text:style-name="P98"><text:span text:style-name="T168">txempty</text:span></text:p></draw:text-box></draw:frame></text:p>
      <text:p text:style-name="P31"/>
      <text:p text:style-name="P31"><draw:frame text:anchor-type="paragraph" draw:z-index="48" draw:name="Textrahmen 25" draw:style-name="gr1" draw:text-style-name="P99" svg:width="2.361cm" svg:height="0.608cm" svg:x="14.452cm" svg:y="0.064cm"><draw:text-box><text:p text:style-name="P98"><text:span text:style-name="T167">started</text:span></text:p></draw:text-box></draw:frame><draw:frame text:anchor-type="paragraph" draw:z-index="45" draw:name="Textrahmen 21" draw:style-name="gr1" draw:text-style-name="P99" svg:width="2.361cm" svg:height="0.608cm" svg:x="9.742cm" svg:y="0.064cm"><draw:text-box><text:p text:style-name="P98"><text:span text:style-name="T167">errpar</text:span></text:p></draw:text-box></draw:frame></text:p>
      <text:p text:style-name="P31"><draw:frame text:anchor-type="paragraph" draw:z-index="49" draw:name="Textrahmen 26" draw:style-name="gr1" draw:text-style-name="P106" svg:width="2.361cm" svg:height="0.608cm" svg:x="10.259cm" svg:y="0.183cm"><draw:text-box><text:p text:style-name="P98"><text:span text:style-name="T168">errdisc</text:span></text:p></draw:text-box></draw:frame></text:p>
      <text:p text:style-name="P3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90">started</text:p>
          </table:table-cell>
          <table:table-cell table:style-name="Tabelle6.B1" office:value-type="string">
            <text:p text:style-name="P91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92">connecting</text:p>
          </table:table-cell>
          <table:table-cell table:style-name="Tabelle6.B2" office:value-type="string">
            <text:p text:style-name="P92">Zeigt an, ob der SpaceWire Link im connecting-Zustand ist. (Verbindungsaufnahme im Gange)</text:p>
          </table:table-cell>
        </table:table-row>
        <table:table-row>
          <table:table-cell table:style-name="Tabelle6.A2" office:value-type="string">
            <text:p text:style-name="P92">running</text:p>
          </table:table-cell>
          <table:table-cell table:style-name="Tabelle6.B2" office:value-type="string">
            <text:p text:style-name="P92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92">errdisc</text:p>
          </table:table-cell>
          <table:table-cell table:style-name="Tabelle6.B2" office:value-type="string">
            <text:p text:style-name="P92">Zeigt an ob ein Disconnect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2">errpar</text:p>
          </table:table-cell>
          <table:table-cell table:style-name="Tabelle6.B2" office:value-type="string">
            <text:p text:style-name="P92">Zeigt an ob ein Paritätsfehler während ein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2">erresc</text:p>
          </table:table-cell>
          <table:table-cell table:style-name="Tabelle6.B2" office:value-type="string">
            <text:p text:style-name="P92">Zeigt an ob ein Escape-Fehler während der Datenübertragung entdeckt wurde. Der Link cleart diesen Fehler automatisch und <text:soft-page-break/>versucht eine erneute Verbindungsaufnahme.</text:p>
          </table:table-cell>
        </table:table-row>
        <table:table-row>
          <table:table-cell table:style-name="Tabelle6.A2" office:value-type="string">
            <text:p text:style-name="P92">errcred</text:p>
          </table:table-cell>
          <table:table-cell table:style-name="Tabelle6.B2" office:value-type="string">
            <text:p text:style-name="P92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94">rxempty</text:p>
          </table:table-cell>
          <table:table-cell table:style-name="Tabelle6.B2" office:value-type="string">
            <text:p text:style-name="P93">Zeigt an ob der interne Eingangs-FIFO des Links (nicht der RX FIFO unter 1.2.) <text:span text:style-name="T125">nicht</text:span> befüllt ist.</text:p>
          </table:table-cell>
        </table:table-row>
        <table:table-row>
          <table:table-cell table:style-name="Tabelle6.A2" office:value-type="string">
            <text:p text:style-name="P92">rxhalff</text:p>
          </table:table-cell>
          <table:table-cell table:style-name="Tabelle6.B2" office:value-type="string">
            <text:p text:style-name="P97"><text:span text:style-name="T7">Zeigt an ob der interne Eingangs-FIFO des Link</text:span><text:span text:style-name="T9">s</text:span><text:span text:style-name="T7"> (nicht der RX FIFO unter 1.</text:span><text:span text:style-name="T8">2.</text:span><text:span text:style-name="T7">) </text:span><text:span text:style-name="T10">zur Hälfte</text:span><text:span text:style-name="T7"> befüllt ist.</text:span></text:p>
          </table:table-cell>
        </table:table-row>
        <table:table-row>
          <table:table-cell table:style-name="Tabelle6.A2" office:value-type="string">
            <text:p text:style-name="P94">rxfull</text:p>
          </table:table-cell>
          <table:table-cell table:style-name="Tabelle6.B2" office:value-type="string">
            <text:p text:style-name="P93">Zeigt an ob der interne Eingangs-FIFO des Links (nicht der RX FIFO unter 1.2.) <text:span text:style-name="T125">vollständig</text:span> befüllt ist.</text:p>
          </table:table-cell>
        </table:table-row>
        <table:table-row>
          <table:table-cell table:style-name="Tabelle6.A2" office:value-type="string">
            <text:p text:style-name="P94">txempty</text:p>
          </table:table-cell>
          <table:table-cell table:style-name="Tabelle6.B2" office:value-type="string">
            <text:p text:style-name="P92">Zeigt an ob der interne Ausgangs-FIFO des Link<text:span text:style-name="T146">s</text:span> (nicht der TX FIFO unter 1.<text:span text:style-name="T114">1.</text:span>) <text:span text:style-name="T125">nicht</text:span> befüllt ist.</text:p>
          </table:table-cell>
        </table:table-row>
        <table:table-row>
          <table:table-cell table:style-name="Tabelle6.A2" office:value-type="string">
            <text:p text:style-name="P92"><text:span text:style-name="T100">t</text:span>xhalff</text:p>
          </table:table-cell>
          <table:table-cell table:style-name="Tabelle6.B2" office:value-type="string">
            <text:p text:style-name="P92">Zeigt an ob der interne Ausgangs-FIFO des Link<text:span text:style-name="T146">s</text:span> (nicht der TX FIFO unter 1.<text:span text:style-name="T114">1.</text:span>) <text:span text:style-name="T124">zur Hälfte</text:span> befüllt ist.</text:p>
          </table:table-cell>
        </table:table-row>
        <table:table-row>
          <table:table-cell table:style-name="Tabelle6.A2" office:value-type="string">
            <text:p text:style-name="P94">txfull</text:p>
          </table:table-cell>
          <table:table-cell table:style-name="Tabelle6.B2" office:value-type="string">
            <text:p text:style-name="P92">Zeigt an ob der interne Ausgangs-FIFO des Link<text:span text:style-name="T146">s</text:span> (nicht der TX FIFO unter 1.<text:span text:style-name="T114">1.</text:span>) <text:span text:style-name="T125">vollständig</text:span> befüllt ist.</text:p>
          </table:table-cell>
        </table:table-row>
      </table:table>
      <text:p text:style-name="P33"/>
      <text:p text:style-name="P33"/>
      <text:p text:style-name="P8"><text:span text:style-name="T103">4. </text:span><text:span text:style-name="T102">Steuerung</text:span></text:p>
      <text:p text:style-name="P9"/>
      <text:p text:style-name="P72">4.1. Inbetriebnahme</text:p>
      <text:p text:style-name="P56"><text:span text:style-name="T102"><text:tab/></text:span><text:span text:style-name="T104">Um den Link in Betrieb zu nehmen sind folgende Schritte erforderlich:</text:span></text:p>
      <text:p text:style-name="P56"><text:span text:style-name="T113"><text:tab/><text:tab/></text:span><text:span text:style-name="T108">1.</text:span><text:span text:style-name="T113"> Herstellen einer physischen Verbindung der SpaceWire-Verbindungen (spw_do, <text:tab/><text:tab/>spw_so und spw_di, spw_si) zu einem externen SpaceWire-Link.</text:span></text:p>
      <text:p text:style-name="P56"><text:span text:style-name="T113"><text:tab/><text:tab/></text:span><text:span text:style-name="T108">2.</text:span><text:span text:style-name="T113"> Aktivieren des Interfaces:</text:span></text:p>
      <text:p text:style-name="P56"><text:span text:style-name="T108"><text:tab/><text:tab/><text:tab/>2.1.</text:span><text:span text:style-name="T113"> Durchführen eines initialisierenden Resets sowohl der Logik wie auch <text:tab/><text:tab/><text:tab/>des AXI Busses (Reihenfolge irrelevant) über mindestens fünf Taktzyklen des <text:tab/><text:tab/><text:tab/>langsameren Taktes der beiden beteiligten (Bsp.: AXI Clock: 50 MHz; Logik <text:tab/><text:tab/><text:tab/>Clock: 100 MHz; mindestens 100 ns Reset durchführen)</text:span></text:p>
      <text:p text:style-name="P57"><text:span text:style-name="T113"><text:tab/><text:tab/><text:tab/>-- K</text:span><text:span text:style-name="T102">ann ggf. entfallen. --</text:span></text:p>
      <text:p text:style-name="P58"><text:span text:style-name="T102"><text:tab/><text:tab/><text:tab/></text:span><text:span text:style-name="T105">2.2.</text:span><text:span text:style-name="T102"> Schreiben des Wertes 0x01 in das Transmit-Rate-Register.</text:span></text:p>
      <text:p text:style-name="P58"><text:tab/><text:tab/><text:tab/><text:span text:style-name="T124">2.3.</text:span> Schreiben des Wertes 0x06 in das Link-Konfigurationsregister.</text:p>
      <text:p text:style-name="P58"><text:tab/><text:tab/><text:tab/><text:span text:style-name="T124">2.4.</text:span> Warten bis Verbindungsaufnahme hergestellt wurde. Feststellbar ist dies <text:tab/><text:tab/><text:tab/>über entsprechendes Interrupt oder über das Statusregister.</text:p>
      <text:p text:style-name="P56"><text:span text:style-name="T106"><text:tab/><text:tab/></text:span><text:span text:style-name="T107">3</text:span><text:span text:style-name="T104">. Ab jetzt können Daten </text:span><text:span text:style-name="T112">gem. Kap. 2</text:span><text:span text:style-name="T104"> verschickt und empfangen werden.</text:span></text:p>
      <text:p text:style-name="P62"/>
      <text:p text:style-name="P73">4.<text:span text:style-name="T138">2</text:span>. <text:span text:style-name="T138">Steuerung</text:span></text:p>
      <text:p text:style-name="P73"><text:tab/><text:span text:style-name="T61">Um Daten in den T</text:span><text:span text:style-name="T79">X</text:span><text:span text:style-name="T61">-FIFO zu schreiben, genügt es, einen Zeiger auf dessen Adresse <text:tab/>(s. 1.1.) zu richten und diesem entsprechend Daten zuzuweisen. Diese Transaktion <text:tab/>wird intern über den AXI-Bus abgewickelt.</text:span></text:p>
      <text:p text:style-name="P63"/>
      <text:p text:style-name="P63"><text:tab/>Selbes Vorgehen ist beim R<text:span text:style-name="T143">X</text:span>-FIFO notwendig, nur das hier Daten gelesen werden <text:tab/>sowie der Zeiger dereferenziert wird. Dadurch wird auch – sofern sich mehr als ein <text:tab/>Element im FIFO befindet – das nächste Elemente an den FIFO Ausgang geladen.</text:p>
      <text:p text:style-name="P63"/>
      <text:p text:style-name="P63"><text:soft-page-break/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p>
      <text:p text:style-name="P63"/>
      <text:p text:style-name="P73"><text:span text:style-name="T61"><text:tab/></text:span><text:span text:style-name="T81">Sowohl der TX als auch der RX Zweig sind über AXI4-Full angebunden und <text:tab/>unterstützen Burst Transfer. (Bis zu 255 Datenworte in einer Transaktion <text:tab/>lesen/schreiben). Durchgeführt werden kann dies allerdings ausschließlich über einen <text:tab/>DMA Controller und nicht über Programmcode.</text:span></text:p>
      <text:p text:style-name="P63"/>
      <text:p text:style-name="P73"><text:span text:style-name="T61"><text:tab/>Soll ein Time-Code verschickt werden, ist es zuerst nötig, die entsprechenden Werte <text:tab/>innerhalb des dafür zuständigen Registers (s. 1.3.) zu schreiben. Danach wird </text:span><text:span text:style-name="T62">der dafür <text:tab/>vorgesehene</text:span><text:span text:style-name="T61"> GPIO auf HIGH gesetzt. So wie das Link-Interface eine steigende Flanke <text:tab/>dieses GPIOs erkennt, wird mittels der Daten im Register </text:span><text:span text:style-name="T64">(s. 1.3.)</text:span><text:span text:style-name="T61"> ein Time-Code <text:tab/>generiert und priorisiert verschickt. Dabei genießt es Vorrang gegenüber den Daten im <text:tab/>Tx-FIFO. Allerdings kann </text:span><text:span text:style-name="T62">durch den Link </text:span><text:span text:style-name="T61">gerade ein Datenwort verschickt werden, was <text:tab/>die <text:tab/>Versendung des Time-Codes um einige Takte verzögern kann. </text:span><text:span text:style-name="T62">Wichtig ist, den <text:tab/>GPIO nach diesem Prozess wieder auf LOW zu setzen.</text:span></text:p>
      <text:p text:style-name="P64"/>
      <text:p text:style-name="P74">4.<text:span text:style-name="T138">3</text:span>. Außerbetriebnahme</text:p>
      <text:p text:style-name="P56"><text:span text:style-name="T109"><text:tab/></text:span><text:span text:style-name="T110">Um den Link zu deaktivieren oder abzuschalten genügt es, in das Link-<text:tab/>Konfigurationsregister den Wert 0x0000_0001 zu schreiben. Damit wird </text:span><text:span text:style-name="T139">linkdis</text:span><text:span text:style-name="T110"> aktiviert, <text:tab/>welche alle anderen Einstellung innerhalb dieses Registers überschreibt. </text:span><text:span text:style-name="T111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11491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4</text:page-number></text:p>
            </table:table-cell>
            <table:table-cell table:style-name="Tabelle1.B1" office:value-type="string">
              <text:p text:style-name="MP2">Stefan Lindörfer, <text:span text:style-name="MT1">22</text:span>.<text:span text:style-name="MT1">03</text:span>.202<text:span text:style-name="MT1">3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03:07.150790948</meta:creation-date>
    <meta:editing-duration>PT6H55M35S</meta:editing-duration>
    <meta:editing-cycles>53</meta:editing-cycles>
    <meta:generator>LibreOffice/7.3.7.2$Linux_X86_64 LibreOffice_project/30$Build-2</meta:generator>
    <dc:date>2023-07-09T21:29:28.909825260</dc:date>
    <meta:document-statistic meta:table-count="6" meta:image-count="7" meta:object-count="0" meta:page-count="7" meta:paragraph-count="126" meta:word-count="1947" meta:character-count="13165" meta:non-whitespace-character-count="11181"/>
  </office:meta>
</office:document-meta>
</file>